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Khmer OS" officeooo:rsid="000af10c" officeooo:paragraph-rsid="000af10c"/>
    </style:style>
    <style:style style:name="P2" style:family="paragraph" style:parent-style-name="Standard">
      <style:text-properties style:font-name="Khmer OS" officeooo:rsid="00078d92" officeooo:paragraph-rsid="00078d92"/>
    </style:style>
    <style:style style:name="P3" style:family="paragraph" style:parent-style-name="Standard">
      <style:text-properties style:font-name="Khmer OS" officeooo:rsid="00078d92" officeooo:paragraph-rsid="0009580a"/>
    </style:style>
    <style:style style:name="P4" style:family="paragraph" style:parent-style-name="Standard">
      <style:text-properties style:font-name="Khmer OS" officeooo:rsid="0005df0d" officeooo:paragraph-rsid="0005df0d"/>
    </style:style>
    <style:style style:name="P5" style:family="paragraph" style:parent-style-name="Standard">
      <style:text-properties fo:color="#ffffff" loext:opacity="100%" style:font-name="Khmer OS" officeooo:rsid="000af10c" officeooo:paragraph-rsid="000af10c" fo:background-color="#18a303"/>
    </style:style>
    <style:style style:name="P6" style:family="paragraph" style:parent-style-name="Standard">
      <style:text-properties style:font-name="Khmer OS" officeooo:rsid="0009580a" officeooo:paragraph-rsid="0009580a"/>
    </style:style>
    <style:style style:name="P7" style:family="paragraph" style:parent-style-name="Standard">
      <style:text-properties style:font-name="Khmer OS" officeooo:rsid="00078d92" officeooo:paragraph-rsid="000d4280"/>
    </style:style>
    <style:style style:name="P8" style:family="paragraph" style:parent-style-name="Standard">
      <style:text-properties style:font-name="Khmer OS" officeooo:rsid="000af10c" officeooo:paragraph-rsid="00148af5"/>
    </style:style>
    <style:style style:name="T1" style:family="text">
      <style:text-properties officeooo:rsid="00078d92"/>
    </style:style>
    <style:style style:name="T2" style:family="text">
      <style:text-properties officeooo:rsid="0009580a"/>
    </style:style>
    <style:style style:name="T3" style:family="text">
      <style:text-properties officeooo:rsid="000b1ac9"/>
    </style:style>
    <style:style style:name="T4" style:family="text">
      <style:text-properties officeooo:rsid="000e30c9"/>
    </style:style>
    <style:style style:name="T5" style:family="text">
      <style:text-properties officeooo:rsid="000fc1e6"/>
    </style:style>
    <style:style style:name="T6" style:family="text">
      <style:text-properties officeooo:rsid="00114a60"/>
    </style:style>
    <style:style style:name="T7" style:family="text">
      <style:text-properties officeooo:rsid="001316ad"/>
    </style:style>
    <style:style style:name="T8" style:family="text">
      <style:text-properties officeooo:rsid="00148a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te 16/Jun/21</text:p>
      <text:p text:style-name="P2"/>
      <text:p text:style-name="P2">2. buys, sells</text:p>
      <text:p text:style-name="P2"><text:tab/>3. Training, education.</text:p>
      <text:p text:style-name="P4"><text:tab/>4. produce, products</text:p>
      <text:p text:style-name="P2"><text:tab/>5. accountant, accounts</text:p>
      <text:p text:style-name="P4"><text:tab/>6. <text:span text:style-name="T1">Share</text:span>, <text:span text:style-name="T1">subsidiary</text:span><text:line-break/><text:tab/>7. Saleman, <text:s/>retailer</text:p>
      <text:p text:style-name="P2"><text:tab/>8, Divided, consist<text:line-break/><text:line-break/>Work:</text:p>
      <text:p text:style-name="P2">1. Match</text:p>
      <text:p text:style-name="P2"><text:tab/>a. 7<text:line-break/><text:tab/>b. 5<text:line-break/><text:tab/>c. 6<text:line-break/><text:tab/>d. 1<text:line-break/><text:tab/>e. 2<text:line-break/><text:tab/>f. 3<text:line-break/><text:tab/>g. 4<text:line-break/>2. <text:line-break/><text:tab/><text:span text:style-name="T2">a. interview.</text:span></text:p>
      <text:p text:style-name="P7"><text:tab/><text:span text:style-name="T2">b. experience.<text:line-break/><text:tab/>c. qualification.<text:line-break/><text:tab/>d. skill.<text:line-break/><text:tab/>e. personal qualit</text:span><text:span text:style-name="T4">ies</text:span><text:span text:style-name="T2">.</text:span></text:p>
      <text:p text:style-name="P2"><text:tab/><text:span text:style-name="T2">f. wages.<text:line-break/><text:tab/>g. hour</text:span><text:span text:style-name="T5">s</text:span><text:span text:style-name="T2">.<text:line-break/></text:span><text:soft-page-break/><text:span text:style-name="T2">3.</text:span></text:p>
      <text:p text:style-name="P3"><text:tab/><text:span text:style-name="T2">a.3</text:span></text:p>
      <text:p text:style-name="P6"><text:tab/>b. <text:span text:style-name="T6">5</text:span><text:line-break/><text:tab/>c. 6. <text:line-break/><text:tab/>d. <text:span text:style-name="T6">2</text:span><text:line-break/><text:tab/>e. 7<text:line-break/><text:tab/>f. 1<text:line-break/><text:tab/>g. 4<text:line-break/></text:p>
      <text:p text:style-name="P8">Personal/ Personnel<text:span text:style-name="T7">(Staff)</text:span><text:line-break/>C. Fill<text:line-break/><text:tab/>1. Personal<text:line-break/><text:tab/>2. Personnel<text:line-break/><text:tab/>3. Personnel<text:line-break/><text:tab/>4. personal<text:line-break/>D. Find<text:line-break/><text:tab/>1. Purchasing.<text:line-break/><text:tab/>2. Billing.<text:line-break/><text:tab/>3. Training.<text:line-break/><text:tab/>4. <text:span text:style-name="T3">Market, </text:span>Research.<text:line-break/><text:tab/>5. <text:span text:style-name="T8">Audit.</text:span></text:p>
      <text:p text:style-name="P1"><text:tab/>6. Distribution.<text:line-break/><text:tab/>7. Plan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en" fo:country="US" style:font-name-asian="DejaVu Sans" style:font-size-asian="12pt" style:language-asian="zh" style:country-asian="CN" style:font-name-complex="DejaVu Sans" style:font-size-complex="12pt" style:language-complex="km" style:country-complex="K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16T10:27:17.300021173</dc:date>
    <meta:editing-duration>PT32M22S</meta:editing-duration>
    <meta:editing-cycles>11</meta:editing-cycles>
    <meta:generator>LibreOffice/7.1.4.2$Linux_X86_64 LibreOffice_project/10$Build-2</meta:generator>
    <meta:document-statistic meta:table-count="0" meta:image-count="0" meta:object-count="0" meta:page-count="2" meta:paragraph-count="15" meta:word-count="99" meta:character-count="571" meta:non-whitespace-character-count="444"/>
  </office:meta>
</office:document-meta>
</file>